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T1" style:family="text">
      <style:text-properties officeooo:rsid="000577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trict DTD: Jest najbardziej rygorystyczny i nakłada najwięcej ograniczeń na strukturę dokumentu.</text:p>
      <text:p text:style-name="P1">Nie pozwala na stosowanie przestarzałych elementów i atrybutów.</text:p>
      <text:p text:style-name="P1">Transitional DTD: Jest bardziej elastyczny niż Strict. Pozwala na stosowanie niektórych elementów i</text:p>
      <text:p text:style-name="P1">atrybutów uznanych za przestarzałe w Strict. Jest stosowany, gdy konieczne jest łatwiejsze</text:p>
      <text:p text:style-name="P1">dostosowanie strony zgodnie z nowszymi standardami.</text:p>
      <text:p text:style-name="P1">Frameset DTD: Jest specjalnie zaprojektowany do dokumentów zawierających ramki (frames).</text:p>
      <text:p text:style-name="P1">Pozwala na tworzenie układów strony opartych na ramkach, które są mniej popularne w dzisiejszych</text:p>
      <text:p text:style-name="P1">projektach internetowych.</text:p>
      <text:p text:style-name="P1">2.</text:p>
      <text:p text:style-name="P1">&lt;!DOCTYPE html&gt;</text:p>
      <text:p text:style-name="P1">&lt;html lang="pl"&gt;</text:p>
      <text:p text:style-name="P1"><text:s/>&lt;head&gt;</text:p>
      <text:p text:style-name="P1"><text:s/>&lt;meta charset="UTF-8" /&gt;</text:p>
      <text:p text:style-name="P1"><text:s/>&lt;meta name="viewport" content="width=device-width, initial-scale=1.0" /&gt;</text:p>
      <text:p text:style-name="P1"><text:s/>&lt;title&gt;Moja strona&lt;/title&gt;</text:p>
      <text:p text:style-name="P1">&lt;/head&gt;</text:p>
      <text:p text:style-name="P1">&lt;body&gt;</text:p>
      <text:p text:style-name="P1"><text:s/>&lt;p&gt;To jest moja strona internetowa&lt;/p&gt;</text:p>
      <text:p text:style-name="P1"><text:s/>&lt;/body&gt;</text:p>
      <text:p text:style-name="P1">&lt;/html&gt;</text:p>
      <text:p text:style-name="P1">3.</text:p>
      <text:p text:style-name="P1">1. Dokument jest napisany w języku polskim.</text:p>
      <text:p text:style-name="P1">2. Tytuł strony to "Przykład do zadania".</text:p>
      <text:p text:style-name="P1">3. Kodowanie to UTF-8.<text:line-break/><text:line-break/><text:span text:style-name="T1">Test.<text:line-break/></text:span><text:soft-page-break/><text:span text:style-name="T1"><text:line-break/>Zad.1<text:line-break/>C.<text:line-break/>Zad.2<text:line-break/>C<text:line-break/>Zad.3<text:line-break/>D<text:line-break/>Zad.4<text:line-break/>A<text:line-break/>Zad.5<text:line-break/>A<text:line-break/><text:line-break/>Zadanie egzaminacyjne<text:line-break/>&lt;!DOCTYPE html&gt;</text:span></text:p>
      <text:p text:style-name="P1">&lt;html lang="pl"&gt;</text:p>
      <text:p text:style-name="P1">&lt;head&gt;</text:p>
      <text:p text:style-name="P1"><text:s text:c="4"/>&lt;meta charset="UTF-8"&gt;</text:p>
      <text:p text:style-name="P1"><text:s text:c="4"/>&lt;meta name="viewport" content="width=device-width, initial-scale=1.0"&gt;</text:p>
      <text:p text:style-name="P1"><text:s text:c="4"/>&lt;meta name="keywords" content="komputer, procesor, tablet, serwis"&gt; </text:p>
      <text:p text:style-name="P1"><text:s text:c="4"/>&lt;meta name="author" content="<text:span text:style-name="T1">Konrad Misztal</text:span>"&gt;</text:p>
      <text:p text:style-name="P1"><text:s text:c="4"/>&lt;meta http-equiv="refresh" content="15"&gt;</text:p>
      <text:p text:style-name="P1"><text:s text:c="4"/>&lt;meta name="robots" content="all"&gt;</text:p>
      <text:p text:style-name="P1"><text:s text:c="4"/>&lt;meta name="description" content="strona testowa"&gt;</text:p>
      <text:p text:style-name="P1"><text:s text:c="4"/>&lt;time datetime="2023-11-2<text:span text:style-name="T1">8 12:54</text:span>"&gt;2<text:span text:style-name="T1">8</text:span> listopada 2023, godz.<text:span text:style-name="T1">12:54</text:span>&lt;/time&gt;</text:p>
      <text:p text:style-name="P1"><text:s text:c="4"/>&lt;title&gt;Strona testowa&lt;/title&gt;</text:p>
      <text:p text:style-name="P1">&lt;/head&gt;</text:p>
      <text:p text:style-name="P1">&lt;body&gt;</text:p>
      <text:p text:style-name="P1"><text:s text:c="4"/>ą ć ę ł ń ó ś ź ż Ą Ć Ę Ł Ń Ó Ś Ź Ż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35:52.511000000</meta:creation-date>
    <dc:date>2023-11-28T12:56:05.001000000</dc:date>
    <meta:editing-duration>PT20M16S</meta:editing-duration>
    <meta:editing-cycles>1</meta:editing-cycles>
    <meta:document-statistic meta:table-count="0" meta:image-count="0" meta:object-count="0" meta:page-count="2" meta:paragraph-count="40" meta:word-count="196" meta:character-count="1592" meta:non-whitespace-character-count="1386"/>
    <meta:generator>LibreOffice/7.6.0.3$Windows_X86_64 LibreOffice_project/69edd8b8ebc41d00b4de3915dc82f8f0fc3b6265</meta:generator>
  </office:meta>
</office:document-meta>
</file>